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paragraph-rsid="000db34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paragraph-rsid="0016b160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officeooo:rsid="000db342" officeooo:paragraph-rsid="000db342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officeooo:rsid="00104c9a" officeooo:paragraph-rsid="00104c9a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language="ru" fo:country="RU" officeooo:rsid="00104c9a" officeooo:paragraph-rsid="00136b9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language="ru" fo:country="RU" officeooo:rsid="00104c9a" officeooo:paragraph-rsid="00151204" style:font-size-asian="12pt" style:font-size-complex="12pt"/>
    </style:style>
    <style:style style:name="P7" style:family="paragraph" style:parent-style-name="Standard">
      <style:text-properties fo:font-size="12pt" fo:language="ru" fo:country="RU" officeooo:rsid="000343df" officeooo:paragraph-rsid="0011a637" style:font-size-asian="12pt" style:font-size-complex="12pt"/>
    </style:style>
    <style:style style:name="P8" style:family="paragraph" style:parent-style-name="Standard">
      <style:text-properties fo:font-size="12pt" fo:language="ru" fo:country="RU" officeooo:rsid="000343df" officeooo:paragraph-rsid="000343df" style:font-size-asian="12pt" style:font-size-complex="12pt"/>
    </style:style>
    <style:style style:name="P9" style:family="paragraph" style:parent-style-name="Standard">
      <style:text-properties fo:font-size="12pt" fo:language="ru" fo:country="RU" officeooo:rsid="000201dc" officeooo:paragraph-rsid="0011a637" style:font-size-asian="12pt" style:font-size-complex="12pt"/>
    </style:style>
    <style:style style:name="P10" style:family="paragraph" style:parent-style-name="Standard">
      <style:text-properties fo:font-size="12pt" fo:language="ru" fo:country="RU" officeooo:rsid="000201dc" officeooo:paragraph-rsid="000201dc" style:font-size-asian="12pt" style:font-size-complex="12pt"/>
    </style:style>
    <style:style style:name="P11" style:family="paragraph" style:parent-style-name="Standard">
      <style:text-properties fo:font-size="12pt" fo:language="ru" fo:country="RU" officeooo:rsid="000201dc" officeooo:paragraph-rsid="000343df" style:font-size-asian="12pt" style:font-size-complex="12pt"/>
    </style:style>
    <style:style style:name="P12" style:family="paragraph" style:parent-style-name="Standard">
      <style:text-properties fo:font-size="12pt" fo:language="ru" fo:country="RU" officeooo:rsid="000201dc" officeooo:paragraph-rsid="000b2a07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fo:language="ru" fo:country="RU" officeooo:rsid="000201dc" officeooo:paragraph-rsid="000b2a07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fo:language="ru" fo:country="RU" officeooo:rsid="0011a637" officeooo:paragraph-rsid="00136b98" style:font-size-asian="12pt" style:font-size-complex="12pt"/>
    </style:style>
    <style:style style:name="P15" style:family="paragraph" style:parent-style-name="Standard">
      <style:text-properties fo:font-size="12pt" fo:language="ru" fo:country="RU" officeooo:rsid="0003abac" officeooo:paragraph-rsid="0003abac" style:font-size-asian="12pt" style:font-size-complex="12pt"/>
    </style:style>
    <style:style style:name="P16" style:family="paragraph" style:parent-style-name="Standard">
      <style:text-properties fo:font-size="12pt" fo:language="ru" fo:country="RU" officeooo:rsid="00055717" officeooo:paragraph-rsid="00055717" style:font-size-asian="12pt" style:font-size-complex="12pt"/>
    </style:style>
    <style:style style:name="P17" style:family="paragraph" style:parent-style-name="Standard">
      <style:text-properties fo:font-size="12pt" fo:language="ru" fo:country="RU" officeooo:rsid="0005b518" officeooo:paragraph-rsid="0005b51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fo:language="ru" fo:country="RU" officeooo:rsid="0005b518" officeooo:paragraph-rsid="0005b51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2pt" fo:language="ru" fo:country="RU" officeooo:rsid="000719fb" officeooo:paragraph-rsid="000719fb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6b160" officeooo:paragraph-rsid="0016b160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2pt" fo:language="en" fo:country="US" fo:font-weight="bold" officeooo:rsid="0009913e" officeooo:paragraph-rsid="0009913e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 fo:break-before="page"/>
      <style:text-properties fo:font-size="12pt" fo:language="ru" fo:country="RU" officeooo:rsid="00104c9a" officeooo:paragraph-rsid="00151204" style:font-size-asian="12pt" style:font-size-complex="12pt"/>
    </style:style>
    <style:style style:name="P23" style:family="paragraph" style:parent-style-name="Standard">
      <style:paragraph-properties fo:margin-left="0.7cm" fo:margin-right="0cm" fo:margin-top="0cm" fo:margin-bottom="0cm" loext:contextual-spacing="false" fo:text-align="justify" style:justify-single-word="false" fo:text-indent="-0.702cm" style:auto-text-indent="false"/>
      <style:text-properties fo:font-size="12pt" fo:language="ru" fo:country="RU" fo:font-weight="normal" officeooo:rsid="0017e39a" officeooo:paragraph-rsid="0017e39a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7cm" fo:margin-right="0cm" fo:margin-top="0cm" fo:margin-bottom="0cm" loext:contextual-spacing="false" fo:text-align="justify" style:justify-single-word="false" fo:text-indent="-0.702cm" style:auto-text-indent="false"/>
      <style:text-properties fo:font-size="12pt" fo:language="ru" fo:country="RU" fo:font-weight="normal" officeooo:rsid="0018369c" officeooo:paragraph-rsid="0018369c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7cm" fo:margin-right="0cm" fo:margin-top="0cm" fo:margin-bottom="0cm" loext:contextual-spacing="false" fo:text-align="center" style:justify-single-word="false" fo:text-indent="-0.702cm" style:auto-text-indent="false"/>
      <style:text-properties fo:font-size="12pt" fo:language="ru" fo:country="RU" fo:font-weight="normal" officeooo:rsid="00185a8e" officeooo:paragraph-rsid="00185a8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7cm" fo:margin-right="0cm" fo:margin-top="0cm" fo:margin-bottom="0cm" loext:contextual-spacing="false" fo:text-align="justify" style:justify-single-word="false" fo:text-indent="-0.702cm" style:auto-text-indent="false"/>
      <style:text-properties fo:font-size="12pt" fo:language="ru" fo:country="RU" fo:font-style="italic" fo:font-weight="normal" officeooo:rsid="0018369c" officeooo:paragraph-rsid="0018369c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Iau.iue">
      <style:paragraph-properties fo:margin-left="0.7cm" fo:margin-right="0cm" fo:margin-top="0cm" fo:margin-bottom="0cm" loext:contextual-spacing="false" fo:text-align="justify" style:justify-single-word="false" fo:text-indent="-0.702cm" style:auto-text-indent="false"/>
      <style:text-properties fo:font-size="12pt" fo:language="ru" fo:country="RU" fo:font-weight="normal" officeooo:rsid="0016b160" officeooo:paragraph-rsid="0017e39a" style:font-size-asian="12pt" style:font-weight-asian="normal" style:font-size-complex="12pt" style:font-weight-complex="normal"/>
    </style:style>
    <style:style style:name="P28" style:family="paragraph" style:parent-style-name="Iau.iue">
      <style:paragraph-properties fo:margin-left="0.7cm" fo:margin-right="0cm" fo:margin-top="0cm" fo:margin-bottom="0cm" loext:contextual-spacing="false" fo:text-align="justify" style:justify-single-word="false" fo:text-indent="-0.702cm" style:auto-text-indent="false"/>
      <style:text-properties fo:font-size="12pt" style:font-size-asian="12pt" style:font-size-complex="12pt"/>
    </style:style>
    <style:style style:name="P29" style:family="paragraph" style:parent-style-name="Iau.iue">
      <style:paragraph-properties fo:text-align="start" style:justify-single-word="false"/>
      <style:text-properties fo:font-size="12pt" fo:language="ru" fo:country="RU" officeooo:rsid="000201dc" officeooo:paragraph-rsid="00151204" style:font-size-asian="12pt" style:font-size-complex="12pt"/>
    </style:style>
    <style:style style:name="P30" style:family="paragraph" style:parent-style-name="Iau.iue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officeooo:paragraph-rsid="00151204" style:font-size-asian="12pt" style:font-size-complex="12pt"/>
    </style:style>
    <style:style style:name="P31" style:family="paragraph" style:parent-style-name="Iau.iue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officeooo:paragraph-rsid="00151204" style:font-size-asian="12pt" style:font-size-complex="12pt"/>
    </style:style>
    <style:style style:name="P32" style:family="paragraph" style:parent-style-name="Iau.iue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fo:language="en" fo:country="US" officeooo:rsid="000d2a5b" officeooo:paragraph-rsid="00151204" style:font-size-asian="12pt" style:font-size-complex="12pt"/>
    </style:style>
    <style:style style:name="P33" style:family="paragraph" style:parent-style-name="Default">
      <style:text-properties fo:font-size="12pt" officeooo:paragraph-rsid="00151204" style:font-size-asian="12pt" style:font-size-complex="12pt"/>
    </style:style>
    <style:style style:name="P34" style:family="paragraph" style:parent-style-name="Default">
      <style:paragraph-properties fo:margin-left="0.7cm" fo:margin-right="0cm" fo:margin-top="0cm" fo:margin-bottom="0cm" loext:contextual-spacing="false" fo:text-align="justify" style:justify-single-word="false" fo:text-indent="-0.702cm" style:auto-text-indent="false"/>
      <style:text-properties fo:color="#000000" style:text-line-through-style="none" style:text-line-through-type="none" style:font-name="Times New Roman" fo:font-size="12pt" fo:language="ru" fo:country="RU" fo:font-style="normal" style:text-underline-style="none" fo:font-weight="normal" officeooo:rsid="0016b160" officeooo:paragraph-rsid="0017e39a" style:font-size-asian="12pt" style:font-style-asian="normal" style:font-weight-asian="normal" style:font-name-complex="Calibri1" style:font-size-complex="12pt" style:font-weight-complex="normal"/>
    </style:style>
    <style:style style:name="P35" style:family="paragraph" style:parent-style-name="Default">
      <style:paragraph-properties fo:margin-left="0.7cm" fo:margin-right="0cm" fo:margin-top="0cm" fo:margin-bottom="0cm" loext:contextual-spacing="false" fo:text-align="justify" style:justify-single-word="false" fo:text-indent="-0.702cm" style:auto-text-indent="false"/>
      <style:text-properties fo:color="#000000" style:text-line-through-style="none" style:text-line-through-type="none" style:font-name="Times New Roman" fo:font-size="12pt" fo:language="ru" fo:country="RU" fo:font-style="normal" style:text-underline-style="none" fo:font-weight="normal" officeooo:rsid="0018369c" officeooo:paragraph-rsid="0017e39a" style:font-size-asian="12pt" style:font-style-asian="normal" style:font-weight-asian="normal" style:font-name-complex="Calibri1" style:font-size-complex="12pt" style:font-weight-complex="normal"/>
    </style:style>
    <style:style style:name="P36" style:family="paragraph" style:parent-style-name="Default">
      <style:paragraph-properties fo:margin-left="0.7cm" fo:margin-right="0cm" fo:margin-top="0cm" fo:margin-bottom="0cm" loext:contextual-spacing="false" fo:text-align="justify" style:justify-single-word="false" fo:text-indent="-0.702cm" style:auto-text-indent="false"/>
      <style:text-properties fo:color="#000000" style:text-line-through-style="none" style:text-line-through-type="none" style:font-name="Times New Roman" fo:font-size="12pt" fo:language="ru" fo:country="RU" fo:font-style="normal" style:text-underline-style="none" fo:font-weight="normal" officeooo:rsid="0018369c" officeooo:paragraph-rsid="0018369c" style:font-size-asian="12pt" style:font-style-asian="normal" style:font-weight-asian="normal" style:font-name-complex="Calibri1" style:font-size-complex="12pt" style:font-weight-complex="normal"/>
    </style:style>
    <style:style style:name="P37" style:family="paragraph" style:parent-style-name="Default">
      <style:paragraph-properties fo:margin-left="0.7cm" fo:margin-right="0cm" fo:margin-top="0cm" fo:margin-bottom="0cm" loext:contextual-spacing="false" fo:text-align="justify" style:justify-single-word="false" fo:text-indent="-0.702cm" style:auto-text-indent="false"/>
      <style:text-properties fo:color="#000000" style:text-line-through-style="none" style:text-line-through-type="none" style:font-name="Times New Roman" fo:font-size="12pt" fo:language="en" fo:country="US" fo:font-style="normal" style:text-underline-style="none" fo:font-weight="normal" officeooo:rsid="0018369c" officeooo:paragraph-rsid="0018369c" style:font-size-asian="12pt" style:font-style-asian="normal" style:font-weight-asian="normal" style:font-name-complex="Calibri1" style:font-size-complex="12pt" style:font-weight-complex="normal"/>
    </style:style>
    <style:style style:name="P38" style:family="paragraph" style:parent-style-name="Iau.iue">
      <style:paragraph-properties fo:text-align="start" style:justify-single-word="false"/>
      <style:text-properties fo:color="#000000" style:text-line-through-style="none" style:text-line-through-type="none" style:font-name="Times New Roman" fo:font-size="12pt" fo:language="ru" fo:country="RU" fo:font-style="normal" style:text-underline-style="none" officeooo:rsid="000201dc" officeooo:paragraph-rsid="0011a637" style:font-size-asian="12pt" style:font-style-asian="normal" style:font-name-complex="Calibri1" style:font-size-complex="12pt"/>
    </style:style>
    <style:style style:name="P39" style:family="paragraph" style:parent-style-name="Iau.iue">
      <style:paragraph-properties fo:text-align="start" style:justify-single-word="false" fo:break-before="page"/>
      <style:text-properties fo:color="#000000" style:text-line-through-style="none" style:text-line-through-type="none" style:font-name="Times New Roman" fo:font-size="12pt" fo:language="ru" fo:country="RU" fo:font-style="normal" style:text-underline-style="none" officeooo:rsid="000201dc" officeooo:paragraph-rsid="0011a637" style:font-size-asian="12pt" style:font-style-asian="normal" style:font-name-complex="Calibri1" style:font-size-complex="12pt"/>
    </style:style>
    <style:style style:name="P40" style:family="paragraph" style:parent-style-name="Iau.iue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text-line-through-style="none" style:text-line-through-type="none" style:font-name="Times New Roman" fo:font-size="12pt" fo:font-style="normal" style:text-underline-style="none" officeooo:paragraph-rsid="00151204" style:font-size-asian="12pt" style:font-style-asian="normal" style:font-size-complex="12pt"/>
    </style:style>
    <style:style style:name="P41" style:family="paragraph" style:parent-style-name="Standard">
      <style:text-properties fo:color="#000000" fo:font-size="12pt" fo:language="ru" fo:country="RU" officeooo:rsid="00055717" officeooo:paragraph-rsid="00055717" style:font-size-asian="12pt" style:font-name-complex="Calibri1" style:font-size-complex="12pt"/>
    </style:style>
    <style:style style:name="P42" style:family="paragraph" style:parent-style-name="Standard">
      <style:text-properties fo:color="#000000" fo:font-size="12pt" fo:language="ru" fo:country="RU" officeooo:rsid="0005b518" officeooo:paragraph-rsid="0005b518" style:font-size-asian="12pt" style:font-name-complex="Calibri1" style:font-size-complex="12pt"/>
    </style:style>
    <style:style style:name="P43" style:family="paragraph" style:parent-style-name="Standard">
      <style:text-properties fo:color="#000000" fo:font-size="12pt" fo:language="ru" fo:country="RU" officeooo:rsid="000719fb" officeooo:paragraph-rsid="000719fb" style:font-size-asian="12pt" style:font-name-complex="Calibri1" style:font-size-complex="12pt"/>
    </style:style>
    <style:style style:name="P44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12pt" fo:language="ru" fo:country="RU" fo:font-style="normal" style:text-underline-style="none" officeooo:rsid="000201dc" officeooo:paragraph-rsid="000b2a07" style:font-size-asian="12pt" style:font-style-asian="normal" style:font-size-complex="12pt"/>
    </style:style>
    <style:style style:name="P45" style:family="paragraph" style:parent-style-name="Standard" style:list-style-name="L2">
      <style:paragraph-properties fo:text-align="start" style:justify-single-word="false"/>
      <style:text-properties fo:color="#000000" style:text-line-through-style="none" style:text-line-through-type="none" style:font-name="Times New Roman" fo:font-size="12pt" fo:language="ru" fo:country="RU" fo:font-style="normal" style:text-underline-style="none" officeooo:rsid="000db342" officeooo:paragraph-rsid="000db342" style:font-size-asian="12pt" style:font-style-asian="normal" style:font-name-complex="Calibri1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12pt" fo:language="ru" fo:country="RU" fo:font-style="normal" style:text-underline-style="none" officeooo:rsid="00104c9a" officeooo:paragraph-rsid="00104c9a" style:font-size-asian="12pt" style:font-style-asian="normal" style:font-name-complex="Calibri1" style:font-size-complex="12pt"/>
    </style:style>
    <style:style style:name="P47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12pt" fo:language="ru" fo:country="RU" fo:font-style="normal" style:text-underline-style="none" officeooo:rsid="000201dc" officeooo:paragraph-rsid="0011a637" style:font-size-asian="12pt" style:font-style-asian="normal" style:font-name-complex="Calibri1" style:font-size-complex="12pt"/>
    </style:style>
    <style:style style:name="P48" style:family="paragraph" style:parent-style-name="Standard">
      <style:text-properties fo:color="#000000" style:text-line-through-style="none" style:text-line-through-type="none" style:font-name="Times New Roman" fo:font-size="12pt" fo:language="ru" fo:country="RU" fo:font-style="normal" style:text-underline-style="none" officeooo:rsid="000201dc" officeooo:paragraph-rsid="0011a637" style:font-size-asian="12pt" style:font-style-asian="normal" style:font-name-complex="Calibri1" style:font-size-complex="12pt"/>
    </style:style>
    <style:style style:name="P49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12pt" fo:language="ru" fo:country="RU" fo:font-style="normal" style:text-underline-style="none" officeooo:rsid="00136b98" officeooo:paragraph-rsid="00136b98" style:font-size-asian="12pt" style:font-style-asian="normal" style:font-name-complex="Calibri1" style:font-size-complex="12pt"/>
    </style:style>
    <style:style style:name="P50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12pt" fo:language="ru" fo:country="RU" fo:font-style="normal" style:text-underline-style="none" fo:font-weight="normal" officeooo:rsid="0016b160" officeooo:paragraph-rsid="0016b160" style:font-size-asian="12pt" style:font-style-asian="normal" style:font-weight-asian="normal" style:font-name-complex="Calibri1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12pt" fo:language="en" fo:country="US" fo:font-style="normal" style:text-underline-style="none" officeooo:rsid="00104c9a" officeooo:paragraph-rsid="00104c9a" style:font-size-asian="12pt" style:font-style-asian="normal" style:font-name-complex="Calibri1" style:font-size-complex="12pt"/>
    </style:style>
    <style:style style:name="P52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12pt" fo:language="en" fo:country="US" fo:font-style="normal" style:text-underline-style="none" officeooo:rsid="00104c9a" officeooo:paragraph-rsid="00136b98" style:font-size-asian="12pt" style:font-style-asian="normal" style:font-name-complex="Calibri1" style:font-size-complex="12pt"/>
    </style:style>
    <style:style style:name="P53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12pt" fo:language="en" fo:country="US" fo:font-style="normal" style:text-underline-style="none" officeooo:rsid="00136b98" officeooo:paragraph-rsid="00136b98" style:font-size-asian="12pt" style:font-style-asian="normal" style:font-name-complex="Calibri1" style:font-size-complex="12pt"/>
    </style:style>
    <style:style style:name="P54" style:family="paragraph" style:parent-style-name="Standard">
      <style:text-properties fo:font-size="12pt" fo:language="en" fo:country="US" officeooo:rsid="000201dc" officeooo:paragraph-rsid="000201dc" style:font-size-asian="12pt" style:font-size-complex="12pt"/>
    </style:style>
    <style:style style:name="P55" style:family="paragraph" style:parent-style-name="Standard" style:list-style-name="L2">
      <style:paragraph-properties fo:text-align="start" style:justify-single-word="false"/>
      <style:text-properties fo:font-size="12pt" fo:language="en" fo:country="US" officeooo:rsid="000f62e4" officeooo:paragraph-rsid="000f62e4" style:font-size-asian="12pt" style:font-size-complex="12pt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2pt" officeooo:paragraph-rsid="000db342" style:font-size-asian="12pt" style:font-size-complex="12pt"/>
    </style:style>
    <style:style style:name="P57" style:family="paragraph" style:parent-style-name="Standard" style:list-style-name="L3">
      <style:paragraph-properties fo:text-align="start" style:justify-single-word="false"/>
      <style:text-properties fo:font-size="12pt" officeooo:paragraph-rsid="0011a637" style:font-size-asian="12pt" style:font-size-complex="12pt"/>
    </style:style>
    <style:style style:name="P58" style:family="paragraph" style:parent-style-name="Standard" style:list-style-name="L2">
      <style:paragraph-properties fo:text-align="start" style:justify-single-word="false"/>
      <style:text-properties fo:font-size="12pt" fo:language="ru" fo:country="RU" officeooo:rsid="000db342" officeooo:paragraph-rsid="000db342" style:font-size-asian="12pt" style:font-size-complex="12pt"/>
    </style:style>
    <style:style style:name="P59" style:family="paragraph" style:parent-style-name="Standard" style:list-style-name="L2">
      <style:paragraph-properties fo:text-align="start" style:justify-single-word="false"/>
      <style:text-properties fo:font-size="12pt" fo:language="ru" fo:country="RU" officeooo:rsid="000f62e4" officeooo:paragraph-rsid="000f62e4" style:font-size-asian="12pt" style:font-size-complex="12pt"/>
    </style:style>
    <style:style style:name="P60" style:family="paragraph" style:parent-style-name="Standard" style:list-style-name="L3">
      <style:paragraph-properties fo:text-align="start" style:justify-single-word="false"/>
      <style:text-properties fo:font-size="12pt" fo:language="ru" fo:country="RU" officeooo:rsid="000343df" officeooo:paragraph-rsid="0011a637" style:font-size-asian="12pt" style:font-size-complex="12pt"/>
    </style:style>
    <style:style style:name="P61" style:family="paragraph" style:parent-style-name="Standard" style:list-style-name="L4">
      <style:paragraph-properties fo:text-align="start" style:justify-single-word="false"/>
      <style:text-properties fo:font-size="12pt" fo:language="ru" fo:country="RU" officeooo:rsid="00136b98" officeooo:paragraph-rsid="00136b98" style:font-size-asian="12pt" style:font-size-complex="12pt"/>
    </style:style>
    <style:style style:name="P62" style:family="paragraph" style:parent-style-name="Standard">
      <style:paragraph-properties fo:break-before="page"/>
      <style:text-properties fo:color="#000000" fo:font-size="12pt" fo:language="ru" fo:country="RU" officeooo:rsid="000719fb" officeooo:paragraph-rsid="000719fb" style:font-size-asian="12pt" style:font-name-complex="Calibri1" style:font-size-complex="12pt"/>
    </style:style>
    <style:style style:name="P63" style:family="paragraph" style:parent-style-name="Standard">
      <style:paragraph-properties fo:margin-left="0.7cm" fo:margin-right="0cm" fo:margin-top="0cm" fo:margin-bottom="0cm" loext:contextual-spacing="false" fo:text-align="justify" style:justify-single-word="false" fo:text-indent="-0.702cm" style:auto-text-indent="false"/>
      <style:text-properties fo:color="#000000" style:text-line-through-style="none" style:text-line-through-type="none" style:font-name="Times New Roman" fo:font-size="12pt" fo:language="ru" fo:country="RU" fo:font-style="normal" style:text-underline-style="none" fo:font-weight="normal" officeooo:rsid="0018369c" officeooo:paragraph-rsid="0018369c" style:font-size-asian="12pt" style:font-style-asian="normal" style:font-weight-asian="normal" style:font-name-complex="Calibri1" style:font-size-complex="12pt" style:font-weight-complex="normal"/>
    </style:style>
    <style:style style:name="P64" style:family="paragraph" style:parent-style-name="Standard">
      <style:paragraph-properties fo:margin-left="0.7cm" fo:margin-right="0cm" fo:margin-top="0cm" fo:margin-bottom="0cm" loext:contextual-spacing="false" fo:text-align="justify" style:justify-single-word="false" fo:text-indent="-0.702cm" style:auto-text-indent="false"/>
      <style:text-properties fo:color="#000000" style:font-name="Times New Roman" fo:font-size="12pt" fo:language="ru" fo:country="RU" fo:font-weight="normal" officeooo:rsid="0018369c" officeooo:paragraph-rsid="0018369c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7cm" fo:margin-right="0cm" fo:margin-top="0cm" fo:margin-bottom="0cm" loext:contextual-spacing="false" fo:text-align="start" style:justify-single-word="false" fo:text-indent="-0.702cm" style:auto-text-indent="false"/>
      <style:text-properties fo:color="#000000" style:font-name="Times New Roman" fo:font-size="12pt" fo:language="ru" fo:country="RU" fo:font-weight="normal" officeooo:rsid="00185a8e" officeooo:paragraph-rsid="00185a8e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7cm" fo:margin-right="0cm" fo:margin-top="0cm" fo:margin-bottom="0cm" loext:contextual-spacing="false" fo:text-align="start" style:justify-single-word="false" fo:text-indent="-0.702cm" style:auto-text-indent="false"/>
      <style:text-properties fo:color="#000000" style:font-name="Times New Roman" fo:font-size="12pt" fo:language="ru" fo:country="RU" fo:font-weight="normal" officeooo:rsid="001cdc87" officeooo:paragraph-rsid="001cdc87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7cm" fo:margin-right="0cm" fo:margin-top="0cm" fo:margin-bottom="0cm" loext:contextual-spacing="false" fo:text-align="start" style:justify-single-word="false" fo:text-indent="-0.702cm" style:auto-text-indent="false"/>
      <style:text-properties fo:color="#000000" style:font-name="Times New Roman" fo:font-size="12pt" fo:language="ru" fo:country="RU" fo:font-weight="normal" officeooo:rsid="001db1ed" officeooo:paragraph-rsid="001db1ed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7cm" fo:margin-right="0cm" fo:margin-top="0cm" fo:margin-bottom="0cm" loext:contextual-spacing="false" fo:text-align="center" style:justify-single-word="false" fo:text-indent="-0.702cm" style:auto-text-indent="false"/>
      <style:text-properties fo:color="#000000" style:font-name="Times New Roman" fo:font-size="12pt" fo:language="ru" fo:country="RU" fo:font-weight="bold" officeooo:rsid="00185a8e" officeooo:paragraph-rsid="00185a8e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left="0.7cm" fo:margin-right="0cm" fo:margin-top="0cm" fo:margin-bottom="0cm" loext:contextual-spacing="false" fo:text-align="start" style:justify-single-word="false" fo:text-indent="-0.702cm" style:auto-text-indent="false" fo:break-before="page"/>
      <style:text-properties fo:color="#000000" style:font-name="Times New Roman" fo:font-size="12pt" fo:language="ru" fo:country="RU" fo:font-weight="normal" officeooo:rsid="00185a8e" officeooo:paragraph-rsid="00185a8e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343df"/>
    </style:style>
    <style:style style:name="T4" style:family="text">
      <style:text-properties officeooo:rsid="000343df"/>
    </style:style>
    <style:style style:name="T5" style:family="text">
      <style:text-properties fo:color="#000000" style:font-name-complex="Calibri1"/>
    </style:style>
    <style:style style:name="T6" style:family="text">
      <style:text-properties fo:color="#000000" officeooo:rsid="00055717" style:font-name-complex="Calibri1"/>
    </style:style>
    <style:style style:name="T7" style:family="text">
      <style:text-properties fo:color="#000000" officeooo:rsid="0005b518" style:font-name-complex="Calibri1"/>
    </style:style>
    <style:style style:name="T8" style:family="text">
      <style:text-properties fo:color="#000000" officeooo:rsid="0003abac" style:font-name-complex="Calibri1"/>
    </style:style>
    <style:style style:name="T9" style:family="text">
      <style:text-properties fo:color="#000000" officeooo:rsid="000719fb" style:font-name-complex="Calibri1"/>
    </style:style>
    <style:style style:name="T10" style:family="text">
      <style:text-properties fo:color="#000000" officeooo:rsid="0009913e" style:font-name-complex="Calibri1"/>
    </style:style>
    <style:style style:name="T11" style:family="text">
      <style:text-properties fo:color="#000000" fo:language="en" fo:country="US" officeooo:rsid="0009913e" style:font-name-complex="Calibri1"/>
    </style:style>
    <style:style style:name="T12" style:family="text">
      <style:text-properties fo:color="#000000" fo:language="en" fo:country="US" fo:font-weight="bold" officeooo:rsid="0009913e" style:font-weight-asian="bold" style:font-name-complex="Calibri1" style:font-weight-complex="bold"/>
    </style:style>
    <style:style style:name="T13" style:family="text">
      <style:text-properties fo:color="#000000" fo:font-weight="bold" officeooo:rsid="0009913e" style:font-weight-asian="bold" style:font-name-complex="Calibri1" style:font-weight-complex="bold"/>
    </style:style>
    <style:style style:name="T14" style:family="text">
      <style:text-properties fo:color="#000000" fo:font-weight="bold" officeooo:rsid="000719fb" style:font-weight-asian="bold" style:font-name-complex="Calibri1" style:font-weight-complex="bold"/>
    </style:style>
    <style:style style:name="T15" style:family="text">
      <style:text-properties fo:color="#000000" style:font-name="Times New Roman"/>
    </style:style>
    <style:style style:name="T16" style:family="text">
      <style:text-properties fo:color="#000000" style:font-name="Times New Roman" fo:language="en" fo:country="US" fo:font-style="italic" officeooo:rsid="0009913e" style:font-style-asian="italic" style:font-name-complex="Calibri1"/>
    </style:style>
    <style:style style:name="T17" style:family="text">
      <style:text-properties fo:color="#000000" style:font-name="Times New Roman" fo:font-style="normal" style:font-style-asian="normal"/>
    </style:style>
    <style:style style:name="T18" style:family="text">
      <style:text-properties fo:color="#000000" style:font-name="Times New Roman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000000" style:font-name="Times New Roman" fo:font-weight="bold" style:font-weight-asian="bold"/>
    </style:style>
    <style:style style:name="T20" style:family="text">
      <style:text-properties fo:color="#000000" style:font-name="Times New Roman" fo:font-weight="bold" officeooo:rsid="00198ac0" style:font-weight-asian="bold"/>
    </style:style>
    <style:style style:name="T21" style:family="text">
      <style:text-properties fo:color="#000000" style:text-line-through-style="none" style:text-line-through-type="none" style:font-name="Times New Roman" fo:language="ru" fo:country="RU" fo:font-style="normal" style:text-underline-style="none" style:font-style-asian="normal" style:font-name-complex="Calibri1"/>
    </style:style>
    <style:style style:name="T22" style:family="text">
      <style:text-properties fo:color="#000000" style:text-line-through-style="none" style:text-line-through-type="none" style:font-name="Times New Roman" fo:language="ru" fo:country="RU" fo:font-style="normal" style:text-underline-style="none" officeooo:rsid="0009913e" style:font-style-asian="normal" style:font-name-complex="Calibri1"/>
    </style:style>
    <style:style style:name="T23" style:family="text">
      <style:text-properties fo:color="#000000" style:text-line-through-style="none" style:text-line-through-type="none" style:font-name="Times New Roman" fo:language="ru" fo:country="RU" fo:font-style="normal" style:text-underline-style="none" officeooo:rsid="000db342" style:font-style-asian="normal" style:font-name-complex="Calibri1"/>
    </style:style>
    <style:style style:name="T24" style:family="text">
      <style:text-properties fo:color="#000000" style:text-line-through-style="none" style:text-line-through-type="none" style:font-name="Times New Roman" fo:language="ru" fo:country="RU" fo:font-style="normal" style:text-underline-style="none" officeooo:rsid="000201dc" style:font-style-asian="normal" style:font-name-complex="Calibri1"/>
    </style:style>
    <style:style style:name="T25" style:family="text">
      <style:text-properties fo:color="#000000" style:text-line-through-style="none" style:text-line-through-type="none" style:font-name="Times New Roman" fo:language="ru" fo:country="RU" fo:font-style="normal" style:text-underline-style="none" fo:font-weight="normal" officeooo:rsid="0016b160" style:font-style-asian="normal" style:font-weight-asian="normal" style:font-name-complex="Calibri1" style:font-weight-complex="normal"/>
    </style:style>
    <style:style style:name="T26" style:family="text">
      <style:text-properties fo:color="#000000" style:text-line-through-style="none" style:text-line-through-type="none" style:font-name="Times New Roman" fo:language="ru" fo:country="RU" fo:font-style="normal" style:text-underline-style="none" fo:font-weight="normal" officeooo:rsid="0016b160" style:font-style-asian="normal" style:font-weight-asian="normal" style:font-name-complex="Calibri1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Times New Roman" fo:language="en" fo:country="US" fo:font-style="normal" style:text-underline-style="none" style:font-style-asian="normal" style:font-name-complex="Calibri1"/>
    </style:style>
    <style:style style:name="T28" style:family="text">
      <style:text-properties fo:color="#000000" style:text-line-through-style="none" style:text-line-through-type="none" style:font-name="Times New Roman" fo:language="en" fo:country="US" fo:font-style="normal" style:text-underline-style="none" officeooo:rsid="000201dc" style:font-style-asian="normal" style:font-name-complex="Calibri1"/>
    </style:style>
    <style:style style:name="T29" style:family="text">
      <style:text-properties fo:color="#000000" style:text-line-through-style="none" style:text-line-through-type="none" style:font-name="Times New Roman" fo:language="en" fo:country="US" fo:font-style="normal" style:text-underline-style="none" officeooo:rsid="000db342" style:font-style-asian="normal" style:font-name-complex="Calibri1"/>
    </style:style>
    <style:style style:name="T30" style:family="text">
      <style:text-properties fo:color="#000000" style:text-line-through-style="none" style:text-line-through-type="none" style:font-name="Times New Roman" fo:language="en" fo:country="US" fo:font-style="normal" style:text-underline-style="none" officeooo:rsid="000f62e4" style:font-style-asian="normal" style:font-name-complex="Calibri1"/>
    </style:style>
    <style:style style:name="T31" style:family="text">
      <style:text-properties fo:color="#000000" style:text-line-through-style="none" style:text-line-through-type="none" style:font-name="Times New Roman" fo:language="en" fo:country="US" fo:font-style="normal" style:text-underline-style="none" officeooo:rsid="00136b98" style:font-style-asian="normal" style:font-name-complex="Calibri1"/>
    </style:style>
    <style:style style:name="T32" style:family="text">
      <style:text-properties fo:color="#000000" style:text-line-through-style="none" style:text-line-through-type="none" style:font-name="Times New Roman" fo:font-style="normal" style:text-underline-style="none" style:font-style-asian="normal"/>
    </style:style>
    <style:style style:name="T33" style:family="text">
      <style:text-properties fo:color="#000000" style:text-line-through-style="none" style:text-line-through-type="none" style:font-name="Times New Roman" fo:font-style="normal" style:text-underline-style="none" style:font-style-asian="normal" style:font-name-complex="Calibri1"/>
    </style:style>
    <style:style style:name="T34" style:family="text">
      <style:text-properties fo:color="#000000" style:text-line-through-style="none" style:text-line-through-type="none" style:font-name="Times New Roman" fo:font-style="normal" style:text-underline-style="none" officeooo:rsid="000db342" style:font-style-asian="normal" style:font-name-complex="Calibri1"/>
    </style:style>
    <style:style style:name="T35" style:family="text">
      <style:text-properties fo:color="#000000" style:text-line-through-style="none" style:text-line-through-type="none" style:font-name="Times New Roman" fo:font-style="normal" style:text-underline-style="none" officeooo:rsid="000201dc" style:font-style-asian="normal" style:font-name-complex="Calibri1"/>
    </style:style>
    <style:style style:name="T36" style:family="text">
      <style:text-properties fo:color="#000000" style:text-line-through-style="none" style:text-line-through-type="none" style:font-name="Times New Roman" fo:font-style="normal" style:text-underline-style="none" officeooo:rsid="000343df" style:font-style-asian="normal" style:font-name-complex="Calibri1"/>
    </style:style>
    <style:style style:name="T37" style:family="text">
      <style:text-properties fo:color="#000000" style:text-line-through-style="none" style:text-line-through-type="none" style:font-name="Times New Roman" fo:font-style="normal" style:text-underline-style="none" officeooo:rsid="00136b98" style:font-style-asian="normal" style:font-name-complex="Calibri1"/>
    </style:style>
    <style:style style:name="T38" style:family="text">
      <style:text-properties fo:color="#000000" style:text-line-through-style="none" style:text-line-through-type="none" style:font-name="Times New Roman" fo:font-style="normal" style:text-underline-style="none" officeooo:rsid="0017e39a" style:font-style-asian="normal" style:font-name-complex="Calibri1"/>
    </style:style>
    <style:style style:name="T39" style:family="text">
      <style:text-properties fo:color="#000000" style:text-line-through-style="none" style:text-line-through-type="none" style:font-name="Times New Roman" fo:font-style="normal" style:text-underline-style="none" officeooo:rsid="0018369c" style:font-style-asian="normal" style:font-name-complex="Calibri1"/>
    </style:style>
    <style:style style:name="T40" style:family="text">
      <style:text-properties fo:color="#000000" style:text-line-through-style="none" style:text-line-through-type="none" style:font-name="Times New Roman" fo:font-style="normal" style:text-underline-style="none" fo:font-weight="bold" style:font-style-asian="normal" style:font-weight-asian="bold" style:font-name-complex="Calibri1" style:font-weight-complex="bold"/>
    </style:style>
    <style:style style:name="T41" style:family="text">
      <style:text-properties fo:color="#000000" style:text-line-through-style="none" style:text-line-through-type="none" style:font-name="Times New Roman" fo:font-style="normal" style:text-underline-style="none" fo:font-weight="bold" officeooo:rsid="0016b160" style:font-style-asian="normal" style:font-weight-asian="bold" style:font-name-complex="Calibri1" style:font-weight-complex="bold"/>
    </style:style>
    <style:style style:name="T42" style:family="text">
      <style:text-properties fo:color="#000000" style:text-line-through-style="none" style:text-line-through-type="none" style:font-name="Times New Roman" style:text-underline-style="none" style:font-name-complex="Calibri1"/>
    </style:style>
    <style:style style:name="T43" style:family="text">
      <style:text-properties fo:color="#000000" style:text-line-through-style="none" style:text-line-through-type="none" style:font-name="Times New Roman" style:text-underline-style="none" fo:font-weight="bold" style:font-weight-asian="bold" style:font-name-complex="Calibri1"/>
    </style:style>
    <style:style style:name="T44" style:family="text">
      <style:text-properties fo:color="#000000" style:text-line-through-style="none" style:text-line-through-type="none" style:font-name="Times New Roman" fo:font-style="italic" style:text-underline-style="none" style:font-style-asian="italic"/>
    </style:style>
    <style:style style:name="T45" style:family="text">
      <style:text-properties fo:color="#000000" style:text-line-through-style="none" style:text-line-through-type="none" style:font-name="Times New Roman" fo:font-style="italic" style:text-underline-style="none" officeooo:rsid="000201dc" style:font-style-asian="italic" style:font-name-complex="Calibri1"/>
    </style:style>
    <style:style style:name="T46" style:family="text">
      <style:text-properties officeooo:rsid="00055717"/>
    </style:style>
    <style:style style:name="T47" style:family="text">
      <style:text-properties style:font-name="Times New Roman" fo:font-style="italic" style:font-style-asian="italic"/>
    </style:style>
    <style:style style:name="T48" style:family="text">
      <style:text-properties style:font-name="Times New Roman" fo:font-style="normal" style:font-style-asian="normal"/>
    </style:style>
    <style:style style:name="T49" style:family="text">
      <style:text-properties style:text-line-through-style="none" style:text-line-through-type="none" style:font-name="Times New Roman" fo:language="ru" fo:country="RU" fo:font-style="normal" style:text-underline-style="none" style:font-style-asian="normal"/>
    </style:style>
    <style:style style:name="T50" style:family="text">
      <style:text-properties style:text-line-through-style="none" style:text-line-through-type="none" style:font-name="Times New Roman" fo:font-style="italic" style:text-underline-style="none" style:font-style-asian="italic"/>
    </style:style>
    <style:style style:name="T51" style:family="text">
      <style:text-properties style:text-line-through-style="none" style:text-line-through-type="none" style:font-name="Times New Roman" fo:font-style="normal" style:text-underline-style="none" style:font-style-asian="normal"/>
    </style:style>
    <style:style style:name="T52" style:family="text">
      <style:text-properties officeooo:rsid="0011a637"/>
    </style:style>
    <style:style style:name="T53" style:family="text">
      <style:text-properties fo:font-size="11.5pt" fo:font-weight="bold" style:font-size-asian="11.5pt" style:font-weight-asian="bold"/>
    </style:style>
    <style:style style:name="T54" style:family="text">
      <style:text-properties fo:font-size="11.5pt" style:font-size-asian="11.5pt"/>
    </style:style>
    <style:style style:name="T55" style:family="text">
      <style:text-properties fo:font-weight="bold" style:font-weight-asian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CWT-<text:span text:style-name="T1">анализ</text:span></text:p>
      <text:p text:style-name="P10"><text:tab/>Репрезантивная задача <text:span text:style-name="T4">№1</text:span>: создать расписание на один день 22 января 2020 года. Последовательность действий:</text:p>
      <text:p text:style-name="P10">1) Запустить программу.</text:p>
      <text:p text:style-name="P10">2) В появившемся окне нажать кнопку «Добавить запись».</text:p>
      <text:p text:style-name="P10">3) Во втором появившемся окне стрелочками вправо-влево выбрать месяц и год: Январь, 2020. Выбрать день 22.</text:p>
      <text:p text:style-name="P10">4) В <text:span text:style-name="T46">том же окне в </text:span>текстовом поле записать расписание.</text:p>
      <text:p text:style-name="P10">5) Нажать кнопку <text:span text:style-name="T2">Ok.</text:span></text:p>
      <text:p text:style-name="P15"><text:tab/>Анализ решения:</text:p>
      <text:p text:style-name="P15">1) <text:span text:style-name="T5">Первое действие является очевидным, т.к это запуск программы, однако приложение не имеет икноки, и окно не имеет названия, из-за чего начальное восприятие затрудняется</text:span></text:p>
      <text:p text:style-name="P15"><text:span text:style-name="T5">2) Единственное </text:span><text:span text:style-name="T6">затруднение может быть в поиске кнопки.</text:span></text:p>
      <text:p text:style-name="P16"><text:span text:style-name="T5">3) Дату можно выбрать, но финальность действия выбора неочевидна, т. к. дата так и остаётся просто виджетом с подсвеченным днём. </text:span><text:span text:style-name="T7">Н</text:span><text:span text:style-name="T5">игде больше не отображается, что дата будет сохранена.</text:span></text:p>
      <text:p text:style-name="P16"><text:span text:style-name="T5">4) Текстовое поле в окне единственное, так что проблем не должно быть. Кроме разве что его размеров - размеры текстовых полей первого и второго окон различаются(у первого оно больше). Это может привести к тому, что позже пользователь увидит свой текст отформатированным несколько иначе, т. к. строки </text:span><text:span text:style-name="T7">в первом окне</text:span><text:span text:style-name="T5"> будут переноситься по-другому.</text:span></text:p>
      <text:p text:style-name="P41">5) Проблем быть не должно.</text:p>
      <text:p text:style-name="P54"/>
      <text:p text:style-name="P54"/>
      <text:p text:style-name="P11"><text:span text:style-name="T2"><text:tab/>Репрезантивная задача </text:span><text:span text:style-name="T3">№</text:span><text:span text:style-name="T4">2: удалить последнюю запись из журнала. Последовательность действий:</text:span></text:p>
      <text:p text:style-name="P8">1) Запустить программу.</text:p>
      <text:p text:style-name="P8">2) В появившемся окне в списке задач(вертикальная таблица слева) найти <text:span text:style-name="T52">последнюю </text:span>запись <text:span text:style-name="T52">(вверху списка)</text:span>. Нажать на неё один раз.</text:p>
      <text:p text:style-name="P8">3) Нажать кнопку «Удалить выбранную запись».</text:p>
      <text:p text:style-name="P17"><text:tab/>Анализ решения: </text:p>
      <text:p text:style-name="P17">1) <text:span text:style-name="T8">Первое действие является очевидным, т.к это запуск программы, однако приложение не имеет икноки, и окно не имеет названия, из-за чего начальное восприятие затрудняется.</text:span></text:p>
      <text:p text:style-name="P17"><text:span text:style-name="T8">2</text:span><text:span text:style-name="T5">) Проблем быть не должно.</text:span></text:p>
      <text:p text:style-name="P42">3) После удаления текст записи и её заголовок остаются высвеченными в полях для редактирования. Это может сбить с толку.</text:p>
      <text:p text:style-name="P42"/>
      <text:p text:style-name="P18"><text:span text:style-name="T9"><text:tab/></text:span><text:span text:style-name="T14">Итог:</text:span></text:p>
      <text:p text:style-name="P43">Был выявлен ряд недостатков интерфейса. Предложения к исправлению:</text:p>
      <text:p text:style-name="P43">1) Создать исполняемый файл с иконкой.</text:p>
      <text:p text:style-name="P43">2) В окне выбора даты ввести ещё одно текстовое поле, в котором будет высвечиваться заголовок записи(дата и, по желанию, текст).</text:p>
      <text:p text:style-name="P43">3) Сделать размеры окон создания новой и редактирования существующей записи одинаковыми.</text:p>
      <text:p text:style-name="P43">4) После удаления записи удалять и информацию о ней из полей редактирования.</text:p>
      <text:p text:style-name="P43"/>
      <text:p text:style-name="P62"/>
      <text:p text:style-name="P19"><text:span text:style-name="T12">GOMS-</text:span><text:span text:style-name="T13">анализ</text:span><text:span text:style-name="T5"><text:tab/></text:span></text:p>
      <text:p text:style-name="P12"><text:tab/>Репрезантивная задача <text:span text:style-name="T4">№1</text:span>: создать расписание на один день 22 января 2020 года. Последовательность действий:</text:p>
      <text:p text:style-name="P12">1) Запустить программу.</text:p>
      <text:p text:style-name="P12">2) В появившемся окне нажать кнопку «Добавить запись».</text:p>
      <text:p text:style-name="P12">3) Во втором появившемся окне стрелочками вправо-влево выбрать месяц и год: Январь, 2020. Выбрать день 22.</text:p>
      <text:p text:style-name="P12">4) В <text:span text:style-name="T46">том же окне в </text:span>текстовом поле записать расписание.</text:p>
      <text:p text:style-name="P13"><text:span text:style-name="T10">5) Нажать кнопку </text:span><text:span text:style-name="T11">Ok.</text:span></text:p>
      <text:p text:style-name="P44"/>
      <text:p text:style-name="P1"><text:span text:style-name="T22">1</text:span><text:span text:style-name="T23">) </text:span><text:span text:style-name="T24">Запустить </text:span><text:span text:style-name="T28">программу:</text:span></text:p>
      <text:list xml:id="list1594907746" text:style-name="L1">
        <text:list-item>
          <text:p text:style-name="P56"><text:span text:style-name="T23">Навести курсор на иконку </text:span><text:span text:style-name="T29">P</text:span></text:p>
        </text:list-item>
        <text:list-item>
          <text:p text:style-name="P56"><text:span text:style-name="T23">Кликнуть мышью</text:span><text:span text:style-name="T29"> B</text:span></text:p>
        </text:list-item>
        <text:list-item>
          <text:p text:style-name="P56"><text:span text:style-name="T23">Дождаться появления главного окна</text:span><text:span text:style-name="T29"> R</text:span></text:p>
        </text:list-item>
      </text:list>
      <text:p text:style-name="P3"><text:span text:style-name="T33">2) </text:span><text:span text:style-name="T35">В появившемся окне нажать кнопку «Добавить запись».</text:span></text:p>
      <text:list xml:id="list162729256" text:style-name="L2">
        <text:list-item>
          <text:p text:style-name="P58"><text:span text:style-name="T33">Навести курсор на кнопку </text:span><text:span text:style-name="T35">«Добавить запись»</text:span><text:span text:style-name="T33"> </text:span><text:span text:style-name="T27">P</text:span></text:p>
        </text:list-item>
        <text:list-item>
          <text:p text:style-name="P58"><text:span text:style-name="T33">Кликнуть мышью </text:span><text:span text:style-name="T27">B</text:span></text:p>
        </text:list-item>
        <text:list-item>
          <text:p text:style-name="P58"><text:span text:style-name="T33">(предполагается, что сейчас январь 2020 года) . Навести курсор на число 22 в календаре </text:span><text:span text:style-name="T27">P</text:span></text:p>
        </text:list-item>
        <text:list-item>
          <text:p text:style-name="P58"><text:span text:style-name="T33">Кликнуть мышью </text:span><text:span text:style-name="T27">B</text:span></text:p>
        </text:list-item>
        <text:list-item>
          <text:p text:style-name="P58"><text:span text:style-name="T33">Навести курсор на текстовое поле </text:span><text:span text:style-name="T27">P</text:span></text:p>
        </text:list-item>
        <text:list-item>
          <text:p text:style-name="P58"><text:span text:style-name="T33">Кликнуть мышью </text:span><text:span text:style-name="T27">B</text:span></text:p>
        </text:list-item>
        <text:list-item>
          <text:p text:style-name="P59"><text:span text:style-name="T33">Перевести рук</text:span><text:span text:style-name="T27">e</text:span><text:span text:style-name="T33"> на клавиатуру </text:span><text:span text:style-name="T27">H</text:span></text:p>
        </text:list-item>
        <text:list-item>
          <text:p text:style-name="P45">Заполнить расписание. Время этой процедуры будет разниться и его среднее время подсчитать сложно.</text:p>
        </text:list-item>
        <text:list-item>
          <text:p text:style-name="P55"><text:span text:style-name="T21">Перевести руку на мышь</text:span><text:span text:style-name="T33"> H</text:span></text:p>
        </text:list-item>
        <text:list-item>
          <text:p text:style-name="P58"><text:span text:style-name="T33">Навести курсор на кнопку </text:span><text:span text:style-name="T30">Ok P</text:span></text:p>
        </text:list-item>
        <text:list-item>
          <text:p text:style-name="P59"><text:span text:style-name="T33">Кликнуть мышью </text:span><text:span text:style-name="T27">B</text:span></text:p>
        </text:list-item>
      </text:list>
      <text:p text:style-name="P46">Добавим мыслительные подготовки: </text:p>
      <text:p text:style-name="P51">MPBR(0.25)PBPBPBHHPB</text:p>
      <text:p text:style-name="P4"><text:span text:style-name="T33">Общее время складывается из: </text:span><text:span text:style-name="T27">M=</text:span><text:span text:style-name="T33">1.35; </text:span><text:span text:style-name="T27">5P=5.5; 5B = 1; R = 0.25; 2H = 0.8, </text:span><text:span text:style-name="T33">итого:</text:span><text:span text:style-name="T27">8.9 </text:span><text:span text:style-name="T33">секунды.</text:span></text:p>
      <text:p text:style-name="P46"/>
      <text:p text:style-name="P38"/>
      <text:p text:style-name="P39"/>
      <text:p text:style-name="P47"/>
      <text:p text:style-name="P9"><text:span text:style-name="T2"><text:tab/>Репрезантивная задача </text:span><text:span text:style-name="T3">№</text:span><text:span text:style-name="T4">2: удалить последнюю запись из журнала. Последовательность действий:</text:span></text:p>
      <text:p text:style-name="P7">1) Запустить программу.</text:p>
      <text:p text:style-name="P7">2) В появившемся окне в списке задач(вертикальная таблица слева) найти <text:span text:style-name="T52">последнюю </text:span>запись <text:span text:style-name="T52">(вверху списка)</text:span>. Нажать на неё один раз.</text:p>
      <text:p text:style-name="P48">3) Нажать кнопку «Удалить выбранную запись».</text:p>
      <text:p text:style-name="P47"/>
      <text:p text:style-name="P47">1) Запустить программу.</text:p>
      <text:list xml:id="list3952557826" text:style-name="L3">
        <text:list-item>
          <text:p text:style-name="P57"><text:span text:style-name="T23">Навести курсор на иконку </text:span><text:span text:style-name="T29">P</text:span></text:p>
        </text:list-item>
        <text:list-item>
          <text:p text:style-name="P57"><text:span text:style-name="T23">Кликнуть мышью</text:span><text:span text:style-name="T29"> B</text:span></text:p>
        </text:list-item>
        <text:list-item>
          <text:p text:style-name="P60"><text:span text:style-name="T34">Дождаться появления главного окна</text:span><text:span text:style-name="T29"> R</text:span></text:p>
        </text:list-item>
      </text:list>
      <text:p text:style-name="P14"><text:span text:style-name="T29">2</text:span><text:span text:style-name="T27">) </text:span><text:span text:style-name="T36">В появившемся окне в списке задач(вертикальная таблица слева) найти </text:span><text:span text:style-name="T33">последнюю </text:span><text:span text:style-name="T36">запись </text:span><text:span text:style-name="T33">(вверху списка)</text:span><text:span text:style-name="T36">. Нажать на неё один раз.</text:span></text:p>
      <text:list xml:id="list26641229" text:style-name="L4">
        <text:list-item>
          <text:p text:style-name="P61"><text:span text:style-name="T36">Н</text:span><text:span text:style-name="T33">авести курсор на последнюю запись </text:span><text:span text:style-name="T27">P</text:span></text:p>
        </text:list-item>
        <text:list-item>
          <text:p text:style-name="P61"><text:span text:style-name="T33">Кликнуть мышью </text:span><text:span text:style-name="T27">B</text:span></text:p>
        </text:list-item>
        <text:list-item>
          <text:p text:style-name="P61"><text:span text:style-name="T33">Навести курсор на кнопку «Удалить запись» </text:span><text:span text:style-name="T27">P</text:span></text:p>
        </text:list-item>
        <text:list-item>
          <text:p text:style-name="P61"><text:span text:style-name="T33">Нажать кнопку «Удалить запись» <text:s/></text:span><text:span text:style-name="T27">B</text:span></text:p>
        </text:list-item>
      </text:list>
      <text:p text:style-name="P52">Добавим мыслительные подготовки: </text:p>
      <text:p text:style-name="P53">MPBRPBPB</text:p>
      <text:p text:style-name="P5"><text:span text:style-name="T27">Общее время складывается из: </text:span><text:span text:style-name="T31">M=1.35; 3P=3.3; 3B=0.6; R=0.25, </text:span><text:span text:style-name="T37">итого 5.8 секунды.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29"><text:span text:style-name="T16">K </text:span><text:span text:style-name="T17">– нажатие клавиши; </text:span></text:p>
      <text:p text:style-name="P30"><text:span text:style-name="T44">B </text:span><text:span text:style-name="T32">– клик кнопкой мыши; </text:span></text:p>
      <text:p text:style-name="P30"><text:span text:style-name="T44">P </text:span><text:span text:style-name="T32">– наведение указателя мыши; </text:span></text:p>
      <text:p text:style-name="P30"><text:span text:style-name="T44">R </text:span><text:span text:style-name="T32">– ожидание ответной реакции компьютера; </text:span></text:p>
      <text:p text:style-name="P30"><text:span text:style-name="T44">H </text:span><text:span text:style-name="T32">– перенос руки с клавиатуры на мышь или наоборот; </text:span></text:p>
      <text:p text:style-name="P33"><text:span text:style-name="T47">D </text:span><text:span text:style-name="T48">– проведение с помощью мыши прямой линии (например, выделение или прокрутка текста); </text:span></text:p>
      <text:p text:style-name="P30"><text:span text:style-name="T50">M </text:span><text:span text:style-name="T51">– мыслительная подготовка (к осуществлению одной из перечисленных операций). </text:span></text:p>
      <text:p text:style-name="P40"/>
      <text:p text:style-name="P31"><text:span text:style-name="T50">K </text:span><text:span text:style-name="T51">0.2 с </text:span></text:p>
      <text:p text:style-name="P31"><text:span text:style-name="T50">B </text:span><text:span text:style-name="T51">0.2 с </text:span></text:p>
      <text:p text:style-name="P31"><text:span text:style-name="T50">P </text:span><text:span text:style-name="T51">1.1 с </text:span></text:p>
      <text:p text:style-name="P32"><text:span text:style-name="T51">R </text:span><text:span text:style-name="T49">если время ощутимое(не мгновенное), то считать равным 0.25</text:span></text:p>
      <text:p text:style-name="P31"><text:span text:style-name="T50">H </text:span><text:span text:style-name="T51">0.4 с </text:span></text:p>
      <text:p text:style-name="P6"><text:span text:style-name="T45">M </text:span><text:span text:style-name="T35">1.35 с </text:span></text:p>
      <text:p text:style-name="P22"><text:span text:style-name="T35"><text:tab/></text:span><text:span text:style-name="T41">Соответствие правилам нильсена Молиха</text:span></text:p>
      <text:p text:style-name="P20"><text:span text:style-name="T33">1. </text:span><text:span text:style-name="T40">Простой и естественный диалог.</text:span></text:p>
      <text:p text:style-name="P50">Интерфейс максимально прост.</text:p>
      <text:p text:style-name="P2"><text:span text:style-name="T25">2.</text:span><text:span text:style-name="T26"> </text:span><text:span text:style-name="T18">Говорите на языке пользователя.</text:span></text:p>
      <text:p text:style-name="P50">Пользователь знаком с терминологией</text:p>
      <text:p text:style-name="P2"><text:span text:style-name="T25">3. </text:span><text:span text:style-name="T19">Минимизируйте загрузку памяти пользователя.</text:span></text:p>
      <text:p text:style-name="P50">Большая часть функционала реализована в главном окне. Календарь, справка вызываются в дополнительных окнах когда нжно.</text:p>
      <text:p text:style-name="P28"><text:span text:style-name="T15">4. </text:span><text:span text:style-name="T19">Будьте последовательны.</text:span></text:p>
      <text:p text:style-name="P27"><text:span text:style-name="T33">Оба окна ввода и редактирования текста </text:span><text:span text:style-name="T38">максимально просты и похожи</text:span><text:span text:style-name="T33">. За исключением того, что в дополнительном окне используется кнопка </text:span><text:span text:style-name="T27">“Ok”, </text:span><text:span text:style-name="T33">а не «Сохранить изменения». </text:span><text:span text:style-name="T38">В принципе можно переделать интерфейс второго окна, переместив кнопку и переименовав её в </text:span><text:span text:style-name="T33">«Сохранить изменения».</text:span></text:p>
      <text:p text:style-name="P34"/>
      <text:p text:style-name="P28"><text:span text:style-name="T15">5. </text:span><text:span text:style-name="T19">Обеспечьте обратную связь. </text:span></text:p>
      <text:p text:style-name="P23"><text:span text:style-name="T33">Иногда возникает ситуация, когда база данных изменена пользователем, но </text:span><text:span text:style-name="T39">эти изменения не применяются в интерфейсе. Приходится нажимать кнопку «перезагрузить таблицу». Можно <text:s text:c="2"/>исправить ситуацию, чтобы интерфейс всегда реагировал на изменения.</text:span></text:p>
      <text:p text:style-name="P35"/>
      <text:p text:style-name="P28"><text:span text:style-name="T15">6. </text:span><text:span text:style-name="T19">Обеспечьте хорошо обозначенные выходы. </text:span></text:p>
      <text:p text:style-name="P63">Все окна закрываются стандартно крестиком справа сверху без вреда для приложения или данных.</text:p>
      <text:p text:style-name="P36"/>
      <text:p text:style-name="P28"><text:span text:style-name="T15">7. </text:span><text:span text:style-name="T19">Обеспечьте быстрые клавиши и ярлыки. </text:span></text:p>
      <text:p text:style-name="P24"><text:span text:style-name="T33">Кнопок и так немного. Единственная стоящая реализации - кнопка, а точнее пункт меню помощь - может быть вызван стандартно нажатием </text:span><text:span text:style-name="T27">F1.</text:span></text:p>
      <text:p text:style-name="P37"/>
      <text:p text:style-name="P28"><text:span text:style-name="T15">8. </text:span><text:span text:style-name="T19">Хорошие сообщения об ошибках. </text:span></text:p>
      <text:p text:style-name="P63">В программе не обнаруживается возможность появления ошибок.</text:p>
      <text:p text:style-name="P63"/>
      <text:p text:style-name="P28"><text:span text:style-name="T15">9. </text:span><text:span text:style-name="T19">Предотвращайте ошибки. </text:span></text:p>
      <text:p text:style-name="P63">В принципе ошибкой может быть невнимательность пользователя, если он закроет окно, не сохранив информацию. Программа его не предупредит о том, что информация потеряется. Можно реализовать такое предупреждение.</text:p>
      <text:p text:style-name="P63"/>
      <text:p text:style-name="P26"><text:span text:style-name="T42">10. </text:span><text:span text:style-name="T43">С</text:span><text:span text:style-name="T19">набдите программу системой помощи</text:span><text:span text:style-name="T15">.</text:span></text:p>
      <text:p text:style-name="P64">В программе есть встроенная помощь.</text:p>
      <text:p text:style-name="P68">Итог:</text:p>
      <text:p text:style-name="P65">Выявлены некоторые несоответствия правилам Нильсена-Молиха.</text:p>
      <text:p text:style-name="P65">Есть предложения по улучшению функциональности:</text:p>
      <text:p text:style-name="P65">1) Переделать кнопки диалогового окна добавления новой записи, чтобы были похожи на такие-же в главном окне.</text:p>
      <text:p text:style-name="P65">2) Добиться того, чтобы интерфейс всегда реагировал на изменения в базе данных и не приходилось нажимать кнопку «перезагрузить базу данных».</text:p>
      <text:p text:style-name="P65">3) Добавить предупреждение о предстоящей потере данных, либо реализовать автоматическое сохранение информации при выходе.</text:p>
      <text:p text:style-name="P69"/>
      <text:p text:style-name="P25"><text:span text:style-name="T20">Соответствие п</text:span><text:span text:style-name="T19">ринцип</text:span><text:span text:style-name="T20">ам</text:span><text:span text:style-name="T19"> организации графического интерфейса </text:span></text:p>
      <text:p text:style-name="P65"/>
      <text:p text:style-name="P65"><text:span text:style-name="T55">Принцип кластеризации. </text:span></text:p>
      <text:p text:style-name="P67">В программе предусмотрено создание нескольких диалоговых окон, в каждом из которых реализована узкоспециализированная функциональность.</text:p>
      <text:p text:style-name="P65"><text:span text:style-name="T55"/></text:p>
      <text:p text:style-name="P65"><text:span text:style-name="T55">Принцип "видимость отражает полезность </text:span></text:p>
      <text:p text:style-name="P66">В приложении не так уж много функциональности. Все видимые элементы используются примерно одинаково часто.</text:p>
      <text:p text:style-name="P65"><text:span text:style-name="T55"/></text:p>
      <text:p text:style-name="P65"><text:span text:style-name="T55">Принцип интеллектуальной последовательности. </text:span></text:p>
      <text:p text:style-name="P66">Все экраны похожи, одинаковый функционал в них выглядит одинаково.</text:p>
      <text:p text:style-name="P66"/>
      <text:p text:style-name="P66"><text:span text:style-name="T55">Принцип "цвет как приложение". </text:span></text:p>
      <text:p text:style-name="P66">Приложение сделано в «черно-белом» виде с возможностью подключения файлов стиля. Никаких зависимостей от цвета нет.</text:p>
      <text:p text:style-name="P66"/>
      <text:p text:style-name="P66"><text:span text:style-name="T55">Принцип уменьшения беспорядка. </text:span></text:p>
      <text:p text:style-name="P66">Везде использован один и тот же шрифт, скученности кнопок не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Iau.iue" style:family="paragraph" style:parent-style-name="Default" style:default-outline-level=""/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18T13:34:00</meta:creation-date>
    <meta:generator>LibreOffice/6.2.3.2$Windows_X86_64 LibreOffice_project/aecc05fe267cc68dde00352a451aa867b3b546ac</meta:generator>
    <dc:date>2020-01-10T18:45:57.894000000</dc:date>
    <meta:editing-duration>PT1H14M48S</meta:editing-duration>
    <meta:editing-cycles>17</meta:editing-cycles>
    <dc:title>Теоретический материал</dc:title>
    <meta:initial-creator>Фионов А.Н.</meta:initial-creator>
    <dc:subject>Человеко-машинное взаимодействие</dc:subject>
    <meta:print-date>2020-01-09T17:25:38.687000000</meta:print-date>
    <meta:document-statistic meta:table-count="0" meta:image-count="0" meta:object-count="0" meta:page-count="5" meta:paragraph-count="120" meta:word-count="1048" meta:character-count="7332" meta:non-whitespace-character-count="6380"/>
  </office:meta>
</office:document-meta>
</file>